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489cm"/>
    </style:style>
    <style:style style:name="Tabla1.B" style:family="table-column">
      <style:table-column-properties style:column-width="1.7cm"/>
    </style:style>
    <style:style style:name="Tabla1.C" style:family="table-column">
      <style:table-column-properties style:column-width="8.405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88cm" table:align="left" style:shadow="none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E5" style:family="table-cell">
      <style:table-cell-properties fo:padding="0.097cm" fo:border-left="none" fo:border-right="0.05pt solid #000000" fo:border-top="none" fo:border-bottom="none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e3" style:family="table">
      <style:table-properties style:width="8.52cm" fo:margin-top="0cm" fo:margin-bottom="0cm" table:align="left" style:shadow="none"/>
    </style:style>
    <style:style style:name="Table3.A" style:family="table-column">
      <style:table-column-properties style:column-width="3.043cm"/>
    </style:style>
    <style:style style:name="Table3.C" style:family="table-column">
      <style:table-column-properties style:column-width="2.434cm"/>
    </style:style>
    <style:style style:name="Table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00%"/>
      <style:text-properties style:font-name="Arial" fo:font-size="11pt" officeooo:rsid="007a775e" officeooo:paragraph-rsid="00bbf586" style:font-size-asian="11pt" style:font-size-complex="11pt"/>
    </style:style>
    <style:style style:name="P3" style:family="paragraph" style:parent-style-name="Text_20_body">
      <style:paragraph-properties fo:line-height="100%"/>
      <style:text-properties officeooo:rsid="007a775e" officeooo:paragraph-rsid="00bbf586"/>
    </style:style>
    <style:style style:name="P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officeooo:rsid="00604354" officeooo:paragraph-rsid="006226b1" style:font-size-complex="12pt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officeooo:rsid="00604354" officeooo:paragraph-rsid="00604354" style:font-size-complex="12pt"/>
    </style:style>
    <style:style style:name="P6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officeooo:rsid="00604354" officeooo:paragraph-rsid="00680777" style:font-size-asian="11pt" style:font-size-complex="11pt"/>
    </style:style>
    <style:style style:name="P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officeooo:rsid="00604354" officeooo:paragraph-rsid="00a25dc8" style:font-size-asian="11pt" style:font-size-complex="11pt"/>
    </style:style>
    <style:style style:name="P8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1pt" officeooo:paragraph-rsid="004bc50d" style:font-size-asian="11pt" style:font-size-complex="11pt"/>
    </style:style>
    <style:style style:name="P9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officeooo:rsid="00604354" officeooo:paragraph-rsid="00a4a563" style:font-size-asian="11pt" style:font-size-complex="11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84d40f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84d40f"/>
    </style:style>
    <style:style style:name="P12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Arial" fo:font-size="9pt" officeooo:paragraph-rsid="004fb751" style:font-size-asian="9pt" style:font-size-complex="9pt"/>
    </style:style>
    <style:style style:name="P13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5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officeooo:paragraph-rsid="0090e3b3"/>
    </style:style>
    <style:style style:name="P16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style:text-underline-style="none" officeooo:rsid="00271c30" officeooo:paragraph-rsid="0090e3b3"/>
    </style:style>
    <style:style style:name="P17" style:family="paragraph" style:parent-style-name="Standard">
      <style:paragraph-properties fo:break-before="page"/>
      <style:text-properties style:font-name="Arial" officeooo:paragraph-rsid="001b8abd"/>
    </style:style>
    <style:style style:name="P18" style:family="paragraph" style:parent-style-name="Heading">
      <style:paragraph-properties fo:text-align="center" style:justify-single-word="false" fo:break-before="page"/>
      <style:text-properties style:font-name="Arial"/>
    </style:style>
    <style:style style:name="P19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officeooo:rsid="00271c30" style:font-size-asian="22pt" style:font-weight-asian="bold" style:font-size-complex="22pt" style:font-weight-complex="bold"/>
    </style:style>
    <style:style style:name="P20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1" style:family="paragraph" style:parent-style-name="Table_20_Heading">
      <style:text-properties style:font-name="Arial"/>
    </style:style>
    <style:style style:name="P22" style:family="paragraph" style:parent-style-name="Table_20_Heading">
      <style:paragraph-properties fo:text-align="end" style:justify-single-word="false"/>
      <style:text-properties style:font-name="Arial"/>
    </style:style>
    <style:style style:name="P23" style:family="paragraph" style:parent-style-name="Table_20_Heading">
      <style:text-properties style:font-name="Arial" fo:font-size="11pt" style:font-size-asian="11pt" style:font-size-complex="11pt"/>
    </style:style>
    <style:style style:name="P24" style:family="paragraph" style:parent-style-name="Table_20_Heading">
      <style:text-properties style:font-name="Arial" officeooo:paragraph-rsid="00b6d479"/>
    </style:style>
    <style:style style:name="P25" style:family="paragraph" style:parent-style-name="Table_20_Contents">
      <style:text-properties style:font-name="Arial"/>
    </style:style>
    <style:style style:name="P26" style:family="paragraph" style:parent-style-name="Table_20_Contents">
      <style:paragraph-properties fo:text-align="end" style:justify-single-word="false"/>
      <style:text-properties style:font-name="Arial"/>
    </style:style>
    <style:style style:name="P27" style:family="paragraph" style:parent-style-name="Table_20_Contents">
      <style:paragraph-properties fo:text-align="center" style:justify-single-word="false"/>
      <style:text-properties style:font-name="Arial"/>
    </style:style>
    <style:style style:name="P28" style:family="paragraph" style:parent-style-name="Table_20_Contents">
      <style:text-properties style:font-name="Arial" fo:font-style="italic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officeooo:rsid="0091202e" officeooo:paragraph-rsid="0091202e" style:font-size-asian="12pt" style:font-weight-asian="bold" style:font-size-complex="12pt" style:font-weight-complex="bold"/>
    </style:style>
    <style:style style:name="P30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1pt" officeooo:paragraph-rsid="004bc50d" style:font-size-asian="11pt" style:font-size-complex="11pt"/>
    </style:style>
    <style:style style:name="P31" style:family="paragraph" style:parent-style-name="Header">
      <style:paragraph-properties fo:text-align="center" style:justify-single-word="false"/>
      <style:text-properties style:font-name="Arial" fo:font-size="11pt" officeooo:paragraph-rsid="004bc50d" style:font-size-asian="11pt" style:font-size-complex="11pt"/>
    </style:style>
    <style:style style:name="P32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/>
    </style:style>
    <style:style style:name="P33" style:family="paragraph" style:parent-style-name="Table_20_Contents">
      <style:paragraph-properties fo:margin-left="0.423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officeooo:paragraph-rsid="0047555d" style:font-size-asian="11pt" style:font-size-complex="11pt"/>
    </style:style>
    <style:style style:name="P35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 fo:break-before="page"/>
      <style:text-properties style:font-name="Arial" fo:font-size="11pt" officeooo:paragraph-rsid="0047555d" style:font-size-asian="11pt" style:font-size-complex="11pt"/>
    </style:style>
    <style:style style:name="P36" style:family="paragraph" style:parent-style-name="Header">
      <style:paragraph-properties fo:line-height="150%"/>
      <style:text-properties style:font-name="Arial" fo:font-size="11pt" officeooo:paragraph-rsid="004a03ca" style:font-size-asian="11pt" style:font-size-complex="11pt"/>
    </style:style>
    <style:style style:name="P37" style:family="paragraph" style:parent-style-name="Header">
      <style:paragraph-properties fo:line-height="150%" fo:text-align="start" style:justify-single-word="false"/>
      <style:text-properties style:font-name="Arial" fo:font-size="11pt" officeooo:paragraph-rsid="004a03ca" style:font-size-asian="11pt" style:font-size-complex="11pt"/>
    </style:style>
    <style:style style:name="P38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officeooo:paragraph-rsid="004b99c6" style:font-size-asian="12pt" style:font-size-complex="12pt"/>
    </style:style>
    <style:style style:name="P39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officeooo:rsid="00604354" officeooo:paragraph-rsid="00a12232" style:font-size-asian="11pt" style:font-size-complex="11pt"/>
    </style:style>
    <style:style style:name="P40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officeooo:paragraph-rsid="004b99c6" style:font-size-asian="11pt" style:font-size-complex="11pt"/>
    </style:style>
    <style:style style:name="T1" style:family="text">
      <style:text-properties officeooo:rsid="001f707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71c30"/>
    </style:style>
    <style:style style:name="T4" style:family="text">
      <style:text-properties style:text-underline-style="none" officeooo:rsid="0036487d"/>
    </style:style>
    <style:style style:name="T5" style:family="text">
      <style:text-properties fo:font-size="14pt" style:text-underline-style="none" officeooo:rsid="00271c30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47555d"/>
    </style:style>
    <style:style style:name="T8" style:family="text">
      <style:text-properties officeooo:rsid="004a03ca"/>
    </style:style>
    <style:style style:name="T9" style:family="text">
      <style:text-properties fo:font-size="9pt" style:text-underline-style="none" officeooo:rsid="0036487d" style:font-size-asian="9pt" style:font-size-complex="9pt"/>
    </style:style>
    <style:style style:name="T10" style:family="text">
      <style:text-properties fo:font-size="9pt" style:text-underline-style="none" officeooo:rsid="00271c30" style:font-size-asian="9pt" style:font-size-complex="9pt"/>
    </style:style>
    <style:style style:name="T11" style:family="text">
      <style:text-properties style:font-name="Arial"/>
    </style:style>
    <style:style style:name="T12" style:family="text">
      <style:text-properties style:font-name="Arial" officeooo:rsid="002d3482"/>
    </style:style>
    <style:style style:name="T13" style:family="text">
      <style:text-properties style:font-name="Arial" officeooo:rsid="00345a3b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11pt" style:text-underline-style="none" style:font-size-asian="11pt" style:font-size-complex="11pt"/>
    </style:style>
    <style:style style:name="T16" style:family="text">
      <style:text-properties style:font-name="Arial" fo:font-size="11pt" style:text-underline-style="none" officeooo:rsid="00271c30" style:font-size-asian="11pt" style:font-size-complex="11pt"/>
    </style:style>
    <style:style style:name="T17" style:family="text">
      <style:text-properties style:font-name="Arial" fo:font-size="11pt" style:text-underline-style="none" officeooo:rsid="00604354" style:font-size-asian="11pt" style:font-size-complex="11pt"/>
    </style:style>
    <style:style style:name="T18" style:family="text">
      <style:text-properties style:font-name="Arial" fo:font-size="11pt" style:text-underline-style="none" officeooo:rsid="007a775e" style:font-size-asian="11pt" style:font-size-complex="11pt"/>
    </style:style>
    <style:style style:name="T19" style:family="text">
      <style:text-properties style:font-name="Arial" fo:font-size="13pt" style:font-size-asian="13pt" style:font-size-complex="13pt"/>
    </style:style>
    <style:style style:name="T20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invoice in objects"&gt;</text:placeholder></text:p>
      <text:p text:style-name="P3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<text:p text:style-name="P34"/>
      <table:table table:name="Tabla5" table:style-name="Tabla5">
        <table:table-column table:style-name="Tabla5.A"/>
        <table:table-row>
          <table:table-cell table:style-name="Tabla5.A1" office:value-type="string">
            <text:p text:style-name="P29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8"><text:placeholder text:placeholder-type="text">&lt;company.party.full_name.upper()&gt;</text:placeholder></text:p>
            <text:p text:style-name="P30"><text:placeholder text:placeholder-type="text">&lt;if test="company.party.addresses"&gt;</text:placeholder></text:p>
            <text:p text:style-name="P31"><text:placeholder text:placeholder-type="text">&lt;for each="line in company.party.addresses[0].full_address.split('-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  <text:p text:style-name="P8"><text:placeholder text:placeholder-type="text">&lt;/if&gt;</text:placeholder></text:p>
            <text:p text:style-name="P8"/>
            <text:p text:style-name="P12"><text:span text:style-name="T1">IVA </text:span><text:span text:style-name="T1"><text:placeholder text:placeholder-type="text">&lt;condicion_iva&gt;</text:placeholder></text:span></text:p>
          </table:table-cell>
          <table:table-cell table:style-name="Tabla1.B1" office:value-type="string">
            <text:p text:style-name="P19"><text:placeholder text:placeholder-type="text">&lt;tipo_comprobante&gt;</text:placeholder></text:p>
            <text:p text:style-name="P20"><text:span text:style-name="T9">COD</text:span><text:span text:style-name="T4">. </text:span><text:span text:style-name="T10"><text:placeholder text:placeholder-type="text">&lt;codigo_comprobante&gt;</text:placeholder></text:span></text:p>
          </table:table-cell>
          <table:table-cell table:style-name="Tabla1.C1" office:value-type="string">
            <text:p text:style-name="P16"><text:placeholder text:placeholder-type="text">&lt;nombre_comprobante.upper()&gt;</text:placeholder></text:p>
            <text:p text:style-name="P15"><text:span text:style-name="T5">N°: </text:span><text:span text:style-name="T6"><text:placeholder text:placeholder-type="text">&lt;invoice.number and ' ' + invoice.number or ''&gt;</text:placeholder></text:span></text:p>
            <text:p text:style-name="P14"><text:span text:style-name="Line_20_numbering"><text:span text:style-name="T19">Date</text:span></text:span><text:span text:style-name="Line_20_numbering"><text:span text:style-name="T11">: </text:span></text:span><text:span text:style-name="Line_20_numbering"><text:span text:style-name="T19"><text:placeholder text:placeholder-type="text">&lt;formatLang(invoice.invoice_date, invoice.party.lang)&gt;</text:placeholder></text:span></text:span></text:p>
            <text:p text:style-name="P13"><text:span text:style-name="Line_20_numbering"><text:span text:style-name="T11"><text:placeholder text:placeholder-type="text">&lt;if test="invoice.party.vat_code"&gt;</text:placeholder></text:span></text:span></text:p>
            <text:p text:style-name="P13"><text:span text:style-name="Line_20_numbering"><text:span text:style-name="T11">VAT: </text:span></text:span><text:span text:style-name="Line_20_numbering"><text:span text:style-name="T11"><text:placeholder text:placeholder-type="text">&lt;vat_number&gt;</text:placeholder></text:span></text:span></text:p>
            <text:p text:style-name="P13"><text:span text:style-name="Line_20_numbering"><text:span text:style-name="T11"><text:placeholder text:placeholder-type="text">&lt;/if&gt;</text:placeholder></text:span></text:span></text:p>
            <text:p text:style-name="P13"><text:span text:style-name="Line_20_numbering"><text:span text:style-name="T12">IIBB:</text:span></text:span><text:span text:style-name="Line_20_numbering"><text:span text:style-name="T11"><text:placeholder text:placeholder-type="text">&lt;iibb_type&gt;</text:placeholder></text:span></text:span></text:p>
            <text:p text:style-name="P13"><text:span text:style-name="Line_20_numbering"><text:span text:style-name="T13">Inicio de Actividad: </text:span></text:span><text:span text:style-name="Line_20_numbering"><text:span text:style-name="T11"><text:placeholder text:placeholder-type="text">&lt;formatLang(company.party.start_activity_date, invoice.party.lang)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36"><text:span text:style-name="T7">Sr.(s) </text:span><text:placeholder text:placeholder-type="text">&lt;invoice.party.full_name&gt;</text:placeholder></text:p>
            <text:p text:style-name="P37"><text:span text:style-name="T8">Domicilio: </text:span><text:span text:style-name="T8"><text:placeholder text:placeholder-type="text">&lt;invoice.invoice_address.full_address&gt;</text:placeholder></text:span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8"><text:span text:style-name="T1">IVA </text:span><text:span text:style-name="T1"><text:placeholder text:placeholder-type="text">&lt;condicion_iva_cliente&gt;</text:placeholder></text:span></text:p>
          </table:table-cell>
          <table:table-cell table:style-name="Tabla4.B1" office:value-type="string">
            <text:p text:style-name="P40"><text:span text:style-name="Line_20_numbering"><text:span text:style-name="T11">VAT: </text:span></text:span><text:span text:style-name="Line_20_numbering"><text:span text:style-name="T11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<text:span text:style-name="Line_20_numbering"><text:span text:style-name="T11"><text:placeholder text:placeholder-type="text">&lt;if test="invoice.pyafipws_billing_start_date"&gt;</text:placeholder></text:span></text:span></text:p>
            <text:p text:style-name="P4"><text:span text:style-name="Line_20_numbering"><text:span text:style-name="T14">Periodo Facturado: </text:span></text:span><text:span text:style-name="Line_20_numbering"><text:span text:style-name="T14"><text:placeholder text:placeholder-type="text">&lt;formatLang(invoice.pyafipws_billing_start_date, invoice.party.lang)&gt;</text:placeholder></text:span></text:span><text:span text:style-name="Line_20_numbering"><text:span text:style-name="T14"> </text:span></text:span><text:span text:style-name="Line_20_numbering"><text:span text:style-name="T14"><text:placeholder text:placeholder-type="text">&lt;formatLang(invoice.pyafipws_billing_end_date, invoice.party.lang)&gt;</text:placeholder></text:span></text:span></text:p>
            <text:p text:style-name="P7"><text:span text:style-name="Line_20_numbering"><text:span text:style-name="T11"><text:placeholder text:placeholder-type="text">&lt;/if&gt;</text:placeholder></text:span></text:span></text:p>
            <text:p text:style-name="P7"><text:span text:style-name="Line_20_numbering"><text:span text:style-name="T11"><text:placeholder text:placeholder-type="text">&lt;if test="invoice.lines_to_pay"&gt;</text:placeholder></text:span></text:span></text:p>
            <text:p text:style-name="P5"><text:span text:style-name="T11">Fecha de Vencimiento Pago: </text:span><text:span text:style-name="Line_20_numbering"><text:span text:style-name="T14"><text:placeholder text:placeholder-type="text">&lt;formatLang(invoice.lines_to_pay[0].maturity_date, invoice.party.lang)&gt;</text:placeholder></text:span></text:span></text:p>
            <text:p text:style-name="P39"><text:span text:style-name="Line_20_numbering"><text:span text:style-name="T11"><text:placeholder text:placeholder-type="text">&lt;/if&gt;</text:placeholder></text:span></text:span></text:p>
            <text:p text:style-name="P39"><text:span text:style-name="Line_20_numbering"><text:span text:style-name="T11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23">Description</text:p>
            </table:table-cell>
            <table:table-cell table:style-name="Table1.A1" office:value-type="string">
              <text:p text:style-name="P23">Quantity</text:p>
            </table:table-cell>
            <table:table-cell table:style-name="Table1.A1" office:value-type="string">
              <text:p text:style-name="P23">Unit Price</text:p>
            </table:table-cell>
            <table:table-cell table:style-name="Table1.A1" office:value-type="string">
              <text:p text:style-name="P23">Taxes</text:p>
            </table:table-cell>
            <table:table-cell table:style-name="Table1.E1" office:value-type="string">
              <text:p text:style-name="P2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25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5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/>
            <text:p text:style-name="P25"/>
            <text:p text:style-name="P25"><text:placeholder text:placeholder-type="text">&lt;/for&gt;</text:placeholder></text:p>
          </table:table-cell>
          <table:table-cell table:style-name="Table1.D5" office:value-type="string">
            <text:p text:style-name="P26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26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7"><text:placeholder text:placeholder-type="text">&lt;','.join('[' + unicode(x.sequence_number) + ']' for x in line.invoice_taxes)&gt;</text:placeholder></text:p>
          </table:table-cell>
          <table:table-cell table:style-name="Table1.E8" office:value-type="string">
            <text:p text:style-name="P26"><text:placeholder text:placeholder-type="text">&lt;formatLang(line.amount, invoice.party.lang, currency=invoice.currency)&gt;</text:placeholder></text:p>
          </table:table-cell>
        </table:table-row>
        <text:soft-page-break/>
        <table:table-row>
          <table:table-cell table:style-name="Table1.A16" table:number-columns-spanned="5" office:value-type="string">
            <text:p text:style-name="P2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5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2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2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5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25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e3" table:style-name="Table3">
              <table:table-column table:style-name="Table3.A" table:number-columns-repeated="2"/>
              <table:table-column table:style-name="Table3.C"/>
              <table:table-header-rows>
                <table:table-row>
                  <table:table-cell table:style-name="Table3.A1" office:value-type="string">
                    <text:p text:style-name="P24">Tax</text:p>
                  </table:table-cell>
                  <table:table-cell table:style-name="Table3.A1" office:value-type="string">
                    <text:p text:style-name="P21">Base</text:p>
                  </table:table-cell>
                  <table:table-cell table:style-name="Table3.C1" office:value-type="string">
                    <text:p text:style-name="P32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P25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25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A3" office:value-type="string">
                  <text:p text:style-name="P26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26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P3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25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2">Total (excl. taxes):</text:p>
                </table:table-cell>
                <table:table-cell table:style-name="Table4.B1" office:value-type="string">
                  <text:p text:style-name="P26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2">Taxes:</text:p>
                </table:table-cell>
                <table:table-cell table:style-name="Table4.B2" office:value-type="string">
                  <text:p text:style-name="P26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2">Total:</text:p>
                </table:table-cell>
                <table:table-cell table:style-name="Table4.B3" office:value-type="string">
                  <text:p text:style-name="P26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25"/>
          </table:table-cell>
        </table:table-row>
      </table:table>
      <text:p text:style-name="P1"><text:soft-page-break/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21">Payment Term</text:p>
              <text:p text:style-name="P1"><text:placeholder text:placeholder-type="text">&lt;if test="invoice.payment_term.description"&gt;</text:placeholder></text:p>
              <text:p text:style-name="P1"><text:placeholder text:placeholder-type="text">&lt;for each="description in (invoice.payment_term.description or '').split('\n')"&gt;</text:placeholder></text:p>
              <text:p text:style-name="P1"><text:placeholder text:placeholder-type="text">&lt;description&gt;</text:placeholder></text:p>
              <text:p text:style-name="P1"><text:placeholder text:placeholder-type="text">&lt;/for&gt;</text:placeholder></text:p>
              <text:p text:style-name="P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1">Date</text:p>
            </table:table-cell>
            <table:table-cell table:style-name="Table5.B2" office:value-type="string">
              <text:p text:style-name="P21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25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25"><text:placeholder text:placeholder-type="text">&lt;formatLang(line.maturity_date, invoice.party.lang)&gt;</text:placeholder></text:p>
          </table:table-cell>
          <table:table-cell table:style-name="Table5.B2" office:value-type="string">
            <text:p text:style-name="P26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25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1"><text:placeholder text:placeholder-type="text">&lt;comment&gt;</text:placeholder></text:p>
      <text:p text:style-name="P1"><text:placeholder text:placeholder-type="text">&lt;/for&gt;</text:placeholder></text:p>
      <text:p text:style-name="P9"><text:span text:style-name="Line_20_numbering"><text:placeholder text:placeholder-type="text">&lt;if test="invoice.pyafipws_cae"&gt;</text:placeholder></text:span></text:p>
      <text:p text:style-name="P3"><draw:frame draw:style-name="fr1" draw:name="image: (StringIO(str(barcode_img)), 'image/jpeg')" text:anchor-type="paragraph" svg:x="-0.049cm" svg:y="0.321cm" style:rel-width="57%" svg:height="1.436cm" draw:z-index="0"><draw:text-box fo:min-height="6%" fo:min-width="10.026cm"><text:p text:style-name="Frame_20_contents"/></draw:text-box></draw:frame><text:span text:style-name="Line_20_numbering"><text:span text:style-name="T15"/></text:span></text:p>
      <text:p text:style-name="P3"><text:span text:style-name="Line_20_numbering"><text:span text:style-name="T15">CAE N</text:span></text:span><text:span text:style-name="Line_20_numbering"><text:span text:style-name="T16">° <text:s text:c="2"/></text:span></text:span><text:span text:style-name="Line_20_numbering"><text:span text:style-name="T16"><text:placeholder text:placeholder-type="text">&lt;invoice.pyafipws_cae&gt;</text:placeholder></text:span></text:span></text:p>
      <text:p text:style-name="P2"><text:span text:style-name="Line_20_numbering"><text:span text:style-name="T3">F</text:span></text:span><text:span text:style-name="Line_20_numbering"><text:span text:style-name="T2">echa Vto. CAE: </text:span></text:span><text:span text:style-name="Line_20_numbering"><text:span text:style-name="T2"><text:placeholder text:placeholder-type="text">&lt;formatLang(invoice.pyafipws_cae_due_date, invoice.party.lang)&gt;</text:placeholder></text:span></text:span></text:p>
      <text:p text:style-name="P11"><text:span text:style-name="Line_20_numbering"><text:span text:style-name="T18"><text:s/></text:span></text:span><text:span text:style-name="Line_20_numbering"><text:span text:style-name="T16"><text:placeholder text:placeholder-type="text">&lt;invoice.pyafipws_barcode&gt;</text:placeholder></text:span></text:span></text:p>
      <text:p text:style-name="P9"><text:span text:style-name="Line_20_numbering"><text:span text:style-name="T17"><text:placeholder text:placeholder-type="text">&lt;/if&gt;</text:placeholder></text:span></text:span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4" meta:paragraph-count="101" meta:word-count="260" meta:character-count="3408" meta:non-whitespace-character-count="3246"/>
    <meta:user-defined meta:name="Info 1"/>
    <meta:user-defined meta:name="Info 2"/>
    <meta:user-defined meta:name="Info 3"/>
    <meta:user-defined meta:name="Info 4"/>
  </office:meta>
</office:document-meta>
</file>